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OGEO TODO Functiobuilding</text:p>
      <text:p text:style-name="Standard"/>
      <text:p text:style-name="P2">Von Kluge hinweis: nested design (mal googlen)</text:p>
      <text:p text:style-name="Standard"/>
      <text:p text:style-name="Standard">( ) Basic</text:p>
      <text:p text:style-name="Standard"><text:tab/>( ) prepare data for MVS</text:p>
      <text:p text:style-name="Standard"><text:tab/>- reclass r,+,1-5 to numeric values , by defined colums</text:p>
      <text:p text:style-name="Standard"><text:tab/>- check format, maybe by colnames</text:p>
      <text:p text:style-name="Standard"/>
      <text:p text:style-name="Standard">( ) Cluster Sozietys</text:p>
      <text:p text:style-name="Standard"><text:tab/>( ) MVS for Mainplots </text:p>
      <text:p text:style-name="Standard"/>
      <text:p text:style-name="P2">Hypothesen und Fragestellungen</text:p>
      <text:p text:style-name="Standard"/>
      <text:p text:style-name="Standard">( ) Statistik der allgemeinen Häufigkeit</text:p>
      <text:p text:style-name="Standard">- häufigste Arten in Menge und auftreten auf Plots</text:p>
      <text:p text:style-name="Standard">bsp: 1. hyp cup, auf x/y plots mit gesamt Bedeckung z</text:p>
      <text:p text:style-name="Standard"/>
      <text:p text:style-name="P1">Hinweis von Kluge: die mengen pro Subplot in % angeben, dann ist mittelwert mathematisch zulässig.</text:p>
      <text:p text:style-name="Standard"/>
      <text:p text:style-name="Standard">( ) Statistik des Auftretens nach Standort, Form</text:p>
      <text:p text:style-name="Standard">- häufigste Art auf DW,SL,EP</text:p>
      <text:p text:style-name="Standard">- häufigste erscheinungsformen von arten, zB hyp cup als epi</text:p>
      <text:p text:style-name="Standard">- typsche Substarte, zB poly fer auf soil, </text:p>
      <text:p text:style-name="Standard"/>
      <text:p text:style-name="Standard">( ) Gesellschaften allgemein</text:p>
      <text:p text:style-name="Standard">- cluster der zusammensetzungen aller mainplots</text:p>
      <text:p text:style-name="Standard">- typische gesellschaften</text:p>
      <text:p text:style-name="Standard"/>
      <text:p text:style-name="Standard">( ) Gesellschaften nach Substrat</text:p>
      <text:p text:style-name="Standard">- Cluster für DW,SL und EP</text:p>
      <text:p text:style-name="Standard">- RK,RB aussortieren begründen: zu wenig samples/subplots</text:p>
      <text:p text:style-name="Standard"/>
      <text:p text:style-name="Standard">( ) Epiphyten nach Baumart</text:p>
      <text:p text:style-name="Standard">- typische arten und mengen nach Baumart</text:p>
      <text:p text:style-name="Standard">- unterschiede nach Standort? (umweltvariablen?)</text:p>
      <text:p text:style-name="Standard"/>
      <text:p text:style-name="Standard">( ) Epiphyten nach Baumart und LVL</text:p>
      <text:p text:style-name="Standard">- typische Veränderung der Zusammensetzung bei Baumart nach Höhen LVL</text:p>
      <text:p text:style-name="Standard"/>
      <text:p text:style-name="P1">( ) bei allen/ einigen zusatzich Abhänigkeit von Umweltvariablen</text:p>
      <text:p text:style-name="P1">- ist schwiereig und auch nicht eindeutig (zB korrelation mit Slope.</text:p>
      <text:p text:style-name="P1">-Für licht und wasser ggf zu aufwendig die artifically layers zu erstellen, wäre aber interesant.</text:p>
      <text:p text:style-name="Standard"/>
      <text:p text:style-name="Standard">Licht.</text:p>
      <text:p text:style-name="Standard">Über CHM den Strahlungsgenuss errechnen</text:p>
      <text:p text:style-name="Standard"/>
      <text:p text:style-name="Standard">Wasser</text:p>
      <text:p text:style-name="Standard">Abflussmodel, ggf schauen ob flowaccumulatio sich eignet.</text:p>
      <text:p text:style-name="Standard"/>
      <text:p text:style-name="Standard">1. wir können Moosgesellschaften anhand der zusammensetzung (art und häufigkeit) unterschieden <text:soft-page-break/>(und den Waldstandorten zuordnen)</text:p>
      <text:p text:style-name="Standard">BSP: typsche zusammensetzung für Nadel und Laubwald.</text:p>
      <text:p text:style-name="Standard"/>
      <text:p text:style-name="Standard">1.1 Laubwald hat mehr moos als nadelwald</text:p>
      <text:p text:style-name="Standard">ttest.</text:p>
      <text:p text:style-name="Standard"/>
      <text:p text:style-name="Standard">2. wir können unterschiede der zusammensetzung nach Substarten erkennnen(und den Waldstandorten zuordnen)</text:p>
      <text:p text:style-name="Standard"/>
      <text:p text:style-name="Standard">3. wir könnnen die epipythen nach Baumart unterschieden und derer typische veränderung mit der höhe.</text:p>
      <text:p text:style-name="Standard"/>
      <text:p text:style-name="Standard">Wichtig im Artikel zu erwähnen</text:p>
      <text:p text:style-name="Standard"/>
      <text:p text:style-name="P2">Methode</text:p>
      <text:p text:style-name="Standard">Mulitplot Design: Subplots nach Substrat DW,SL,</text:p>
      <text:p text:style-name="Standard"/>
      <text:p text:style-name="P2">1. We can assign diffenerent moos societys to the habitat typ (forest typ)</text:p>
      <text:p text:style-name="P4">- cluster analysis with mainplots (mean values for cover from all subplots)</text:p>
      <text:p text:style-name="P4">- we assume differnt society for each foresttyp, and most equal societys in same forstetyp</text:p>
      <text:p text:style-name="P2">2. We can assign diffenrence moos societys to the Substrate (soil, deadwood, epi)</text:p>
      <text:p text:style-name="P4">- 3 times cluster analysis 1 for each subplot types: soil,deadwood, epi.</text:p>
      <text:p text:style-name="P4">- we assume that every substrate typ is nearly equal within a foresttyp and differs by foresttyp</text:p>
      <text:p text:style-name="P2">3. We can assign epiphytic moos species to treetyps.</text:p>
      <text:p text:style-name="P2">- ka</text:p>
      <text:p text:style-name="P2">- we assume nearly eqaul epi species witin the same treetyp.</text:p>
      <text:p text:style-name="P2"/>
      <text:p text:style-name="P2">1. floristisch, artenliste nach taxon und nach häufig plot apperince</text:p>
      <text:p text:style-name="P2">2. gesellschaft nach waldtyp und substarten (kreuztabelle von hand ordnen)</text:p>
      <text:p text:style-name="P2">3. artenreichtum nach waldtyp, subrast</text:p>
      <text:p text:style-name="P2"/>
      <text:p text:style-name="P2">basiseinheit substart innerhalb meinplo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6T11:21:46.77</meta:creation-date>
    <dc:date>2019-11-13T09:57:47.68</dc:date>
    <meta:editing-duration>P1DT15H31M10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2" meta:paragraph-count="57" meta:word-count="435" meta:character-count="2798"/>
  </office:meta>
</office:document-meta>
</file>